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35DD428C399566C.png" manifest:media-type="image/png"/>
  <manifest:file-entry manifest:full-path="Pictures/10000000000007800000043849C71195D8B4F10D.png" manifest:media-type="image/png"/>
  <manifest:file-entry manifest:full-path="Pictures/100000000000078000000438DE260B48D4C2E361.png" manifest:media-type="image/png"/>
  <manifest:file-entry manifest:full-path="Pictures/1000000000000780000004380569F4F8764A9049.png" manifest:media-type="image/png"/>
  <manifest:file-entry manifest:full-path="Pictures/1000000000000780000004386855E95910BCB5F2.png" manifest:media-type="image/png"/>
  <manifest:file-entry manifest:full-path="Pictures/1000000000000780000004382FDB64E1CDEE6938.png" manifest:media-type="image/png"/>
  <manifest:file-entry manifest:full-path="Pictures/100000000000078000000438C7B8B112FF7957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bf01" officeooo:paragraph-rsid="001cbf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cm" svg:y="0.953cm" svg:width="17cm" svg:height="9.671cm" draw:z-index="0"><draw:image xlink:href="Pictures/100000000000078000000438835DD428C399566C.png" xlink:type="simple" xlink:show="embed" xlink:actuate="onLoad" draw:mime-type="image/png"/></draw:frame>B1: tải java</text:p>
      <text:p text:style-name="P1"/>
      <text:p text:style-name="P1">tải netbeans</text:p>
      <text:p text:style-name="P1"/>
      <text:p text:style-name="P1"><draw:frame draw:style-name="fr2" draw:name="Image2" text:anchor-type="char" svg:x="0.079cm" svg:y="0.224cm" svg:width="17cm" svg:height="9.562cm" draw:z-index="1"><draw:image xlink:href="Pictures/10000000000007800000043849C71195D8B4F1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0cm" svg:y="-1.169cm" svg:width="17cm" svg:height="9.562cm" draw:z-index="2"><draw:image xlink:href="Pictures/100000000000078000000438DE260B48D4C2E361.png" xlink:type="simple" xlink:show="embed" xlink:actuate="onLoad" draw:mime-type="image/png"/></draw:frame><draw:frame draw:style-name="fr2" draw:name="Image4" text:anchor-type="char" svg:x="0cm" svg:y="8.578cm" svg:width="17cm" svg:height="9.562cm" draw:z-index="3"><draw:image xlink:href="Pictures/1000000000000780000004380569F4F8764A904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5" text:anchor-type="char" svg:x="0cm" svg:y="0.48cm" svg:width="17cm" svg:height="9.082cm" draw:z-index="4"><draw:image xlink:href="Pictures/1000000000000780000004382FDB64E1CDEE6938.png" xlink:type="simple" xlink:show="embed" xlink:actuate="onLoad" draw:mime-type="image/png"/></draw:frame></text:p>
      <text:p text:style-name="P1"><text:soft-page-break/></text:p>
      <text:p text:style-name="P1"><draw:frame draw:style-name="fr2" draw:name="Image6" text:anchor-type="char" svg:x="0cm" svg:y="0.064cm" svg:width="17cm" svg:height="9.562cm" draw:z-index="5"><draw:image xlink:href="Pictures/100000000000078000000438C7B8B112FF79570E.png" xlink:type="simple" xlink:show="embed" xlink:actuate="onLoad" draw:mime-type="image/png"/></draw:frame></text:p>
      <text:p text:style-name="P1"><draw:frame draw:style-name="fr1" draw:name="Image7" text:anchor-type="char" svg:x="0cm" svg:y="5.105cm" svg:width="17cm" svg:height="9.562cm" draw:z-index="6"><draw:image xlink:href="Pictures/1000000000000780000004386855E95910BCB5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1T00:22:03.608000000</meta:creation-date>
    <dc:date>2023-02-11T00:39:21.239000000</dc:date>
    <meta:editing-duration>PT17M18S</meta:editing-duration>
    <meta:editing-cycles>1</meta:editing-cycles>
    <meta:document-statistic meta:table-count="0" meta:image-count="7" meta:object-count="0" meta:page-count="3" meta:paragraph-count="2" meta:word-count="5" meta:character-count="24" meta:non-whitespace-character-count="21"/>
    <meta:generator>LibreOffice/7.4.4.2$Windows_X86_64 LibreOffice_project/85569322deea74ec9134968a29af2df5663baa21</meta:generator>
  </office:meta>
</office:document-meta>
</file>